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5.726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6cm" fo:min-width="5.727cm"/>
      <style:paragraph-properties style:writing-mode="lr-tb"/>
    </style:style>
    <style:style style:name="gr4" style:family="graphic" style:parent-style-name="objectwithoutfill">
      <style:graphic-properties draw:marker-start="Arrowheads_20_2" draw:marker-start-width="0.3cm"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start="Arrowheads_20_4" draw:marker-start-width="0.3cm"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/>
    </style:style>
    <style:style style:name="gr7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/>
    </style:style>
    <style:style style:name="gr8" style:family="graphic" style:parent-style-name="objectwithoutfill">
      <style:graphic-properties draw:marker-start="Arrowheads_20_10" draw:marker-start-width="0.3cm" draw:marker-end="Arrowheads_20_11" draw:marker-end-width="0.3cm" draw:fill="none" draw:textarea-vertical-align="middle"/>
    </style:style>
    <style:style style:name="gr9" style:family="graphic" style:parent-style-name="objectwithoutfill">
      <style:graphic-properties draw:marker-start="Arrowheads_20_12" draw:marker-start-width="0.3cm" draw:marker-end="Arrowheads_20_13" draw:marker-end-width="0.3cm" draw:fill="none" draw:textarea-vertical-align="middle"/>
    </style:style>
    <style:style style:name="gr10" style:family="graphic" style:parent-style-name="objectwithoutfill">
      <style:graphic-properties draw:marker-start="Arrowheads_20_14" draw:marker-start-width="0.3cm" draw:marker-end="Arrowheads_20_15" draw:marker-end-width="0.3cm" draw:fill="none" draw:textarea-vertical-align="middle"/>
    </style:style>
    <style:style style:name="gr11" style:family="graphic" style:parent-style-name="objectwithoutfill">
      <style:graphic-properties draw:marker-end="Arrowheads_20_16" draw:marker-end-width="0.3cm" draw:fill="none" draw:textarea-vertical-align="middle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objectwithoutfill">
      <style:graphic-properties draw:marker-end="Arrowheads_20_1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14.334cm" svg:y="5.127cm">
          <text:p text:style-name="P1">Дирек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6.35cm" svg:height="1.27cm" svg:x="2.772cm" svg:y="7.667cm">
          <text:p text:style-name="P1">Заметитель директор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7.509cm" svg:y1="6.397cm" svg:x2="5.947cm" svg:y2="7.667cm" draw:start-shape="id1" draw:start-glue-point="2" draw:end-shape="id2" draw:end-glue-point="0" svg:d="M17509 6397v636h-11562v634" svg:viewBox="0 0 11563 1271">
          <text:p/>
        </draw:connector>
        <draw:custom-shape draw:style-name="gr3" draw:text-style-name="P1" xml:id="id4" draw:id="id4" draw:layer="layout" svg:width="6.351cm" svg:height="1.27cm" svg:x="2.904cm" svg:y="9.572cm">
          <text:p text:style-name="P1">Отдел содействия трудоустрйоств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6.351cm" svg:height="1.27cm" svg:x="2.904cm" svg:y="11.16cm">
          <text:p text:style-name="P1">Отдел работы с предприятиями по спецпрограмма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6.351cm" svg:height="1.27cm" svg:x="2.903cm" svg:y="12.747cm">
          <text:p text:style-name="P1">Отдел профориентации и профессионального обучен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6.351cm" svg:height="1.27cm" svg:x="10.524cm" svg:y="7.667cm">
          <text:p text:style-name="P1">Сектор административно-хозяйстенного обеспечения и транспорт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9.122cm" svg:y1="8.302cm" svg:x2="10.524cm" svg:y2="8.302cm" draw:start-shape="id2" draw:start-glue-point="1" draw:end-shape="id3" draw:end-glue-point="3" svg:d="M9122 8302h1402" svg:viewBox="0 0 1403 1">
          <text:p/>
        </draw:connector>
        <draw:connector draw:style-name="gr5" draw:text-style-name="P2" draw:layer="layout" svg:x1="2.772cm" svg:y1="8.302cm" svg:x2="2.904cm" svg:y2="10.207cm" draw:start-shape="id2" draw:start-glue-point="3" draw:end-shape="id4" draw:end-glue-point="3" svg:d="M2772 8302h-501v1905h633" svg:viewBox="0 0 634 1906">
          <text:p/>
        </draw:connector>
        <draw:connector draw:style-name="gr6" draw:text-style-name="P2" draw:layer="layout" draw:line-skew="-0.132cm" svg:x1="2.904cm" svg:y1="10.207cm" svg:x2="2.904cm" svg:y2="11.795cm" draw:start-shape="id4" draw:start-glue-point="3" draw:end-shape="id5" draw:end-glue-point="3" svg:d="M2904 10207h-634v1588h634" svg:viewBox="0 0 635 1589">
          <text:p/>
        </draw:connector>
        <draw:connector draw:style-name="gr7" draw:text-style-name="P2" draw:layer="layout" draw:line-skew="-0.131cm" svg:x1="2.904cm" svg:y1="11.795cm" svg:x2="2.903cm" svg:y2="13.382cm" draw:start-shape="id5" draw:start-glue-point="3" draw:end-shape="id6" svg:d="M2904 11795h-634v1587h633" svg:viewBox="0 0 635 1588">
          <text:p/>
        </draw:connector>
        <draw:connector draw:style-name="gr8" draw:text-style-name="P2" draw:layer="layout" svg:x1="2.903cm" svg:y1="13.382cm" svg:x2="2.772cm" svg:y2="8.302cm" draw:start-shape="id6" draw:start-glue-point="3" draw:end-shape="id2" draw:end-glue-point="3" svg:d="M2903 13382h-632v-5080h501" svg:viewBox="0 0 633 5081">
          <text:p/>
        </draw:connector>
        <draw:custom-shape draw:style-name="gr1" draw:text-style-name="P1" xml:id="id10" draw:id="id10" draw:layer="layout" svg:width="6.35cm" svg:height="1.27cm" svg:x="19.097cm" svg:y="7.35cm">
          <text:p text:style-name="P1">Заметитель директор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6.351cm" svg:height="1.27cm" svg:x="19.096cm" svg:y="9.255cm">
          <text:p text:style-name="P1">Отдел планироан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6.351cm" svg:height="1.27cm" svg:x="19.096cm" svg:y="10.842cm">
          <text:p text:style-name="P1">Отдел финансового обеспечен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6.351cm" svg:height="1.27cm" svg:x="19.095cm" svg:y="12.43cm">
          <text:p text:style-name="P1">Бухгалтер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9.096cm" svg:y1="9.89cm" svg:x2="19.096cm" svg:y2="11.477cm" draw:start-shape="id7" draw:start-glue-point="3" draw:end-shape="id8" draw:end-glue-point="3" svg:d="M19096 9890h-502v1587h502" svg:viewBox="0 0 503 1588">
          <text:p/>
        </draw:connector>
        <draw:connector draw:style-name="gr7" draw:text-style-name="P2" draw:layer="layout" svg:x1="19.096cm" svg:y1="11.477cm" svg:x2="19.095cm" svg:y2="13.065cm" draw:start-shape="id8" draw:start-glue-point="3" draw:end-shape="id9" svg:d="M19096 11477h-503v1588h502" svg:viewBox="0 0 504 1589">
          <text:p/>
        </draw:connector>
        <draw:connector draw:style-name="gr9" draw:text-style-name="P2" draw:layer="layout" svg:x1="19.097cm" svg:y1="7.985cm" svg:x2="19.095cm" svg:y2="13.065cm" draw:start-shape="id10" draw:start-glue-point="3" draw:end-shape="id9" draw:end-glue-point="3" svg:d="M19097 7985h-504v5080h502" svg:viewBox="0 0 505 5081">
          <text:p/>
        </draw:connector>
        <draw:connector draw:style-name="gr10" draw:text-style-name="P2" draw:layer="layout" svg:x1="19.096cm" svg:y1="9.89cm" svg:x2="19.097cm" svg:y2="7.985cm" draw:start-shape="id7" draw:start-glue-point="3" draw:end-shape="id10" draw:end-glue-point="3" svg:d="M19096 9890h-502v-1905h503" svg:viewBox="0 0 504 1906">
          <text:p/>
        </draw:connector>
        <draw:connector draw:style-name="gr11" draw:text-style-name="P2" draw:layer="layout" svg:x1="17.509cm" svg:y1="6.397cm" svg:x2="19.097cm" svg:y2="7.985cm" draw:start-shape="id1" draw:start-glue-point="2" draw:end-shape="id10" draw:end-glue-point="3" svg:d="M17509 6397v1588h1588" svg:viewBox="0 0 1589 1589">
          <text:p/>
        </draw:connector>
        <draw:custom-shape draw:style-name="gr1" draw:text-style-name="P1" xml:id="id11" draw:id="id11" draw:layer="layout" svg:width="6.35cm" svg:height="1.27cm" svg:x="10.525cm" svg:y="11.477cm">
          <text:p text:style-name="P1">Отдел информационных технологий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6.35cm" svg:height="1.27cm" svg:x="10.525cm" svg:y="13.382cm">
          <text:p text:style-name="P1">Районные отдел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svg:x1="17.509cm" svg:y1="6.397cm" svg:x2="16.875cm" svg:y2="12.112cm" draw:start-shape="id1" draw:start-glue-point="2" draw:end-shape="id11" draw:end-glue-point="1" svg:d="M17509 6397v5715h-634" svg:viewBox="0 0 635 5716">
          <text:p/>
        </draw:connector>
        <draw:connector draw:style-name="gr13" draw:text-style-name="P2" draw:layer="layout" svg:x1="17.509cm" svg:y1="6.397cm" svg:x2="16.875cm" svg:y2="14.017cm" draw:start-shape="id1" draw:start-glue-point="2" draw:end-shape="id12" draw:end-glue-point="1" svg:d="M17509 6397v7620h-634" svg:viewBox="0 0 635 7621">
          <text:p/>
        </draw:connector>
        <draw:custom-shape draw:style-name="gr3" draw:text-style-name="P1" xml:id="id13" draw:id="id13" draw:layer="layout" svg:width="6.351cm" svg:height="1.27cm" svg:x="10.524cm" svg:y="9.572cm">
          <text:p text:style-name="P1">Отдел организационно-кадровой работ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svg:x1="17.509cm" svg:y1="6.397cm" svg:x2="16.875cm" svg:y2="10.207cm" draw:start-shape="id1" draw:start-glue-point="2" draw:end-shape="id13" draw:end-glue-point="1" svg:d="M17509 6397v3810h-634" svg:viewBox="0 0 635 381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27T02:07:57.287346994</dc:date>
    <meta:editing-duration>PT6M51S</meta:editing-duration>
    <meta:editing-cycles>2</meta:editing-cycles>
    <meta:generator>LibreOffice/7.3.5.2$Linux_X86_64 LibreOffice_project/30$Build-2</meta:generator>
    <meta:document-statistic meta:object-count="27"/>
  </office:meta>
</office:document-meta>
</file>